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bd42" officeooo:paragraph-rsid="001abd42"/>
    </style:style>
    <style:style style:name="P2" style:family="paragraph" style:parent-style-name="Standard">
      <style:text-properties fo:color="#111111" loext:opacity="100%" style:font-name="Consolas" fo:font-size="10.5pt" fo:font-weight="normal" officeooo:rsid="001abd42" officeooo:paragraph-rsid="001abd42" fo:background-color="transparen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fo:background-color="transparent"/>
    </style:style>
    <style:style style:name="P4" style:family="paragraph" style:parent-style-name="Standard">
      <style:paragraph-properties style:line-height-at-least="0.503cm"/>
      <style:text-properties fo:color="#111111" loext:opacity="100%" fo:background-color="transparent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111111" loext:opacity="100%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style:font-name="Consolas" fo:font-size="10.5pt" fo:font-weight="normal" fo:background-color="transparen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transparent"/>
    </style:style>
    <style:style style:name="P8" style:family="paragraph" style:parent-style-name="Standard">
      <style:paragraph-properties style:line-height-at-least="0.503cm"/>
      <style:text-properties fo:background-color="transparen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transparent"/>
    </style:style>
    <style:style style:name="P11" style:family="paragraph" style:parent-style-name="Standard">
      <style:text-properties officeooo:rsid="001abd42" officeooo:paragraph-rsid="001abd42" fo:background-color="transparent"/>
    </style:style>
    <style:style style:name="P12" style:family="paragraph" style:parent-style-name="Standard">
      <style:text-properties fo:color="#111111" loext:opacity="100%" officeooo:rsid="001abd42" officeooo:paragraph-rsid="001abd42" fo:background-color="transparent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fo:background-color="transparent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background-color="transparent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code of the function</text:p>
      <text:p text:style-name="P1"/>
      <text:p text:style-name="P2">def check(accumulateion: list, incroment: int, edge_detect: bool) -&gt; list:</text:p>
      <text:p text:style-name="P3">    <text:span text:style-name="T1">if len(accumulateion) == 1 and edge_detect(accumulateion[-1]): </text:span></text:p>
      <text:p text:style-name="P3">        <text:span text:style-name="T1">accumulateion = []</text:span></text:p>
      <text:p text:style-name="P4"/>
      <text:p text:style-name="P3">    <text:span text:style-name="T1">if len(accumulateion)&gt;1 and accumulateion[-1] != accumulateion[-2]+incroment: </text:span></text:p>
      <text:p text:style-name="P3">        <text:span text:style-name="T1">accumulateion = [accumulateion[-1]]</text:span></text:p>
      <text:p text:style-name="P4"/>
      <text:p text:style-name="P3">    <text:span text:style-name="T1">return accumulateion</text:span></text:p>
      <text:p text:style-name="P5"/>
      <text:p text:style-name="P6">def winner(proof):</text:p>
      <text:p text:style-name="P3">    <text:span text:style-name="T1">accumulations = {1:[],6:[],7:[],8:[]}</text:span></text:p>
      <text:p text:style-name="P3">    <text:span text:style-name="T1">funcs = (lambda a: (a -1)%7 &gt; 3, lambda a: (a -1)%7 &lt; 3, lambda _: False, lambda a: (a -1)%7 &gt; 3)</text:span></text:p>
      <text:p text:style-name="P3">    <text:span text:style-name="T1">for j in proof:</text:span></text:p>
      <text:p text:style-name="P3">        <text:span text:style-name="T1">for k, increment in enumerate(accumulations):</text:span></text:p>
      <text:p text:style-name="P3">            <text:span text:style-name="T1">accumulations[increment].append(j)</text:span></text:p>
      <text:p text:style-name="P3">            <text:span text:style-name="T1">accumulations[increment] = check(accumulations[increment],increment,funcs[k])</text:span></text:p>
      <text:p text:style-name="P3">            <text:span text:style-name="T1">if len(accumulations[increment]) == 4:</text:span></text:p>
      <text:p text:style-name="P3">                <text:span text:style-name="T1">return True</text:span></text:p>
      <text:p text:style-name="P3">    <text:span text:style-name="T1">return False</text:span></text:p>
      <text:p text:style-name="P7">    <text:span text:style-name="T2">#    D_accumulation = [] # down</text:span></text:p>
      <text:p text:style-name="P7">    <text:span text:style-name="T2">#    R_accumulation = [] # right</text:span></text:p>
      <text:p text:style-name="P7">    <text:span text:style-name="T2">#    DR_accumulation = [] # diagonale right</text:span></text:p>
      <text:p text:style-name="P7">    <text:span text:style-name="T2">#    DF_accumulation = [] # diagonale left</text:span></text:p>
      <text:p text:style-name="P7">    <text:span text:style-name="T2">#    for j in i:</text:span></text:p>
      <text:p text:style-name="P7">    <text:span text:style-name="T2">#        D_accumulation.append(j)</text:span></text:p>
      <text:p text:style-name="P7">    <text:span text:style-name="T2">#        R_accumulation.append(j)</text:span></text:p>
      <text:p text:style-name="P7">    <text:span text:style-name="T2">#        DR_accumulation.append(j)</text:span></text:p>
      <text:p text:style-name="P7">    <text:span text:style-name="T2">#        DF_accumulation.append(j)</text:span></text:p>
      <text:p text:style-name="P8"/>
      <text:p text:style-name="P9">#            if len(R_accumulation) ==1 and (j -1)%7 &gt; 3: </text:p>
      <text:p text:style-name="P7"> <text:span text:style-name="T2">#               R_accumulation = []</text:span></text:p>
      <text:p text:style-name="P7">  <text:span text:style-name="T2">#          if len(DR_accumulation) ==1 and (j -1)%7 &gt; 3: </text:span></text:p>
      <text:p text:style-name="P7">   <text:span text:style-name="T2">#             DR_accumulation = []</text:span></text:p>
      <text:p text:style-name="P7">    <text:span text:style-name="T2">#        if len(DF_accumulation) ==1 and (j -1)%7 &lt; 3: </text:span></text:p>
      <text:p text:style-name="P7">     <text:span text:style-name="T2">#           DF_accumulation = []</text:span></text:p>
      <text:p text:style-name="P9">#</text:p>
      <text:p text:style-name="P7"> <text:span text:style-name="T2">#           if len(D_accumulation)&gt;1 and j != D_accumulation[-2]+7: </text:span></text:p>
      <text:p text:style-name="P7">  <text:span text:style-name="T2">#              D_accumulation = []</text:span></text:p>
      <text:p text:style-name="P7">   <text:span text:style-name="T2">#             D_accumulation.append(j)</text:span></text:p>
      <text:p text:style-name="P9">#</text:p>
      <text:p text:style-name="P7"> <text:span text:style-name="T2">#           if len(R_accumulation)&gt;1 and j != R_accumulation[-2]+1:</text:span></text:p>
      <text:p text:style-name="P7">  <text:span text:style-name="T2">#              R_accumulation = []</text:span></text:p>
      <text:p text:style-name="P7">   <text:span text:style-name="T2">#             R_accumulation.append(j)</text:span></text:p>
      <text:p text:style-name="P9">#</text:p>
      <text:p text:style-name="P7"> <text:span text:style-name="T2">#           if len(DR_accumulation)&gt;1 and j != DR_accumulation[-2]+8:</text:span></text:p>
      <text:p text:style-name="P7">  <text:span text:style-name="T2">#              DR_accumulation = []</text:span></text:p>
      <text:p text:style-name="P7">   <text:span text:style-name="T2">#             DR_accumulation.append(j)</text:span></text:p>
      <text:p text:style-name="P9"><text:soft-page-break/>#</text:p>
      <text:p text:style-name="P7"> <text:span text:style-name="T2">#           if len(DF_accumulation)&gt;1 and j != DF_accumulation[-2]+6:</text:span></text:p>
      <text:p text:style-name="P7">  <text:span text:style-name="T2">#              DF_accumulation = []</text:span></text:p>
      <text:p text:style-name="P7">   <text:span text:style-name="T2">#             DF_accumulation.append(j)</text:span></text:p>
      <text:p text:style-name="P9">#</text:p>
      <text:p text:style-name="P7"> <text:span text:style-name="T2">#           if len(D_accumulation) == 4 or len(R_accumulation) == 4 or len(DR_accumulation) == 4 or len(DF_accumulation) == 4:</text:span></text:p>
      <text:p text:style-name="P7">  <text:span text:style-name="T2">#              print("Down results", D_accumulation, "right results", R_accumulation, "Diagonale right", DR_accumulation, "Diagonale left",DF_accumulation)</text:span></text:p>
      <text:p text:style-name="P7">   <text:span text:style-name="T2">#             print("you win")</text:span></text:p>
      <text:p text:style-name="P10"/>
      <text:p text:style-name="P11"/>
      <text:p text:style-name="P11">For Java Script</text:p>
      <text:p text:style-name="P12"/>
      <text:p text:style-name="P2">var buttons = document.getElementsByClassName("btn");</text:p>
      <text:p text:style-name="P6">var total = 0</text:p>
      <text:p text:style-name="P4"/>
      <text:p text:style-name="P6">// Single image URL</text:p>
      <text:p text:style-name="P6">var image = ["Token 1.gif","Token 2.gif"]; // Set a default image URL</text:p>
      <text:p text:style-name="P6">var innertext = "player "</text:p>
      <text:p text:style-name="P6">for(var i = 0; i &lt; buttons.length; i++){</text:p>
      <text:p text:style-name="P3">    <text:span text:style-name="T1">buttons[i].addEventListener("click", function(){</text:span></text:p>
      <text:p text:style-name="P3">        <text:span text:style-name="T1">//buttons[i].classList.add("btn-player-1");</text:span></text:p>
      <text:p text:style-name="P3">        </text:p>
      <text:p text:style-name="P3">        </text:p>
      <text:p text:style-name="P3">        <text:span text:style-name="T1">var buttonClass = this.className; // `this` refers to the clicked button</text:span></text:p>
      <text:p text:style-name="P3">        <text:span text:style-name="T1">var number = buttonClass.match(/btn-(\d+)/)[1]; // Extracts the number using regex</text:span></text:p>
      <text:p text:style-name="P3">        <text:span text:style-name="T1">var displayImage = this.querySelector("img");</text:span></text:p>
      <text:p text:style-name="P3">            <text:span text:style-name="T1">displayImage.src = image[total %2]</text:span></text:p>
      <text:p text:style-name="P3">            <text:span text:style-name="T1">displayImage.style.display = 'block'; // Show the image</text:span></text:p>
      <text:p text:style-name="P3">        </text:p>
      <text:p text:style-name="P3">        <text:span text:style-name="T1">//window.alert("You pressed " + number + ". Total clicks: " + total);</text:span></text:p>
      <text:p text:style-name="P3">        <text:span text:style-name="T1">total = total+1;</text:span></text:p>
      <text:p text:style-name="P3">        <text:span text:style-name="T1">document.querySelector("#title h1").innerText = innertext +(total %2 +1);</text:span></text:p>
      <text:p text:style-name="P3">    <text:span text:style-name="T1">});</text:span></text:p>
      <text:p text:style-name="P6">}</text:p>
      <text:p text:style-name="P4"/>
      <text:p text:style-name="P6">function check(accumulation, increment, edgeDetect) {</text:p>
      <text:p text:style-name="P3">    <text:span text:style-name="T1">if (accumulation.length === 1 &amp;&amp; edgeDetect(accumulation[accumulation.length - 1])) {</text:span></text:p>
      <text:p text:style-name="P3">        <text:span text:style-name="T1">accumulation = [];</text:span></text:p>
      <text:p text:style-name="P3">    <text:span text:style-name="T1">}</text:span></text:p>
      <text:p text:style-name="P4"/>
      <text:p text:style-name="P3">    <text:span text:style-name="T1">if (accumulation.length &gt; 1 &amp;&amp; accumulation[accumulation.length - 1] !== accumulation[accumulation.length - 2] + increment) {</text:span></text:p>
      <text:p text:style-name="P3">        <text:span text:style-name="T1">accumulation = [accumulation[accumulation.length - 1]];</text:span></text:p>
      <text:p text:style-name="P3">    <text:span text:style-name="T1">}</text:span></text:p>
      <text:p text:style-name="P4"/>
      <text:p text:style-name="P3">    <text:span text:style-name="T1">return accumulation;</text:span></text:p>
      <text:p text:style-name="P6"><text:soft-page-break/>}</text:p>
      <text:p text:style-name="P4"/>
      <text:p text:style-name="P6">function winner(proof) {</text:p>
      <text:p text:style-name="P3">    <text:span text:style-name="T1">var accumulations = {</text:span></text:p>
      <text:p text:style-name="P3">        <text:span text:style-name="T1">1: [],</text:span></text:p>
      <text:p text:style-name="P3">        <text:span text:style-name="T1">6: [],</text:span></text:p>
      <text:p text:style-name="P3">        <text:span text:style-name="T1">7: [],</text:span></text:p>
      <text:p text:style-name="P3">        <text:span text:style-name="T1">8: []</text:span></text:p>
      <text:p text:style-name="P3">    <text:span text:style-name="T1">};</text:span></text:p>
      <text:p text:style-name="P4"/>
      <text:p text:style-name="P3">    <text:span text:style-name="T1">const funcs = [</text:span></text:p>
      <text:p text:style-name="P3">        <text:span text:style-name="T1">(a) =&gt; (a - 1) % 7 &gt; 3,</text:span></text:p>
      <text:p text:style-name="P3">        <text:span text:style-name="T1">(a) =&gt; (a - 1) % 7 &lt; 3,</text:span></text:p>
      <text:p text:style-name="P3">        <text:span text:style-name="T1">(_) =&gt; false,</text:span></text:p>
      <text:p text:style-name="P3">        <text:span text:style-name="T1">(a) =&gt; (a - 1) % 7 &gt; 3</text:span></text:p>
      <text:p text:style-name="P3">    <text:span text:style-name="T1">];</text:span></text:p>
      <text:p text:style-name="P4"/>
      <text:p text:style-name="P3">    <text:span text:style-name="T1">for (let j of proof) {</text:span></text:p>
      <text:p text:style-name="P3">        <text:span text:style-name="T1">for (let [increment,value] of Object.entries(accumulations)) {</text:span></text:p>
      <text:p text:style-name="P3">            <text:span text:style-name="T1">accumulations[increment].push(j);</text:span></text:p>
      <text:p text:style-name="P3">            <text:span text:style-name="T1">accumulations[increment] = check(accumulations[increment], parseInt(increment), funcs[value]);</text:span></text:p>
      <text:p text:style-name="P3">            <text:span text:style-name="T1">if (accumulations[increment].length === 4) {</text:span></text:p>
      <text:p text:style-name="P3">                <text:span text:style-name="T1">return true;</text:span></text:p>
      <text:p text:style-name="P3">            <text:span text:style-name="T1">}</text:span></text:p>
      <text:p text:style-name="P3">        <text:span text:style-name="T1">}</text:span></text:p>
      <text:p text:style-name="P3">    <text:span text:style-name="T1">}</text:span></text:p>
      <text:p text:style-name="P3">    <text:span text:style-name="T1">return false;</text:span></text:p>
      <text:p text:style-name="P6">}</text:p>
      <text:p text:style-name="P9">//odd number = player 1 ; even number player 2</text:p>
      <text:p text:style-name="P8"/>
      <text:p text:style-name="P9">//if 4 of the same image are together in one direction, the player of the turn wins.</text:p>
      <text:p text:style-name="P9">//at the end of each player's turn, scan will be made for the position of each images</text:p>
      <text:p text:style-name="P9">//for the same, it would be in any directions within a straight line such as right, left, up, down and diagonally.</text:p>
      <text:p text:style-name="P9">//[[][]]</text:p>
      <text:p text:style-name="P8"/>
      <text:p text:style-name="P9">//pseudo code</text:p>
      <text:p text:style-name="P9">/*</text:p>
      <text:p text:style-name="P9">def Victory():</text:p>
      <text:p text:style-name="P13">    <text:span text:style-name="T1">if 4 of token 1 are aligned:</text:span></text:p>
      <text:p text:style-name="P13">        <text:span text:style-name="T1">Print(Victory)</text:span></text:p>
      <text:p text:style-name="P13">    <text:span text:style-name="T1">elif 4 of token 2 are aligned:</text:span></text:p>
      <text:p text:style-name="P13">        <text:span text:style-name="T1">Print(Victory for player 2)</text:span></text:p>
      <text:p text:style-name="P8"/>
      <text:p text:style-name="P9">def alignement:</text:p>
      <text:p text:style-name="P13">    <text:span text:style-name="T1">check right</text:span></text:p>
      <text:p text:style-name="P13">        <text:span text:style-name="T1">check cases+1</text:span></text:p>
      <text:p text:style-name="P13">    <text:span text:style-name="T1">check right up to left down</text:span></text:p>
      <text:p text:style-name="P13"><text:soft-page-break/>        <text:span text:style-name="T1">check cases +8</text:span></text:p>
      <text:p text:style-name="P13">    <text:span text:style-name="T1">check left up to right down</text:span></text:p>
      <text:p text:style-name="P13">        <text:span text:style-name="T1">check cases + 6</text:span></text:p>
      <text:p text:style-name="P13">    <text:span text:style-name="T1">check down</text:span></text:p>
      <text:p text:style-name="P13">        <text:span text:style-name="T1">check cases +7</text:span></text:p>
      <text:p text:style-name="P14"><text:span text:style-name="T2">code</text:span></text:p>
      <text:p text:style-name="P9">*/</text:p>
      <text:p text:style-name="P9">//Errors to correct: Make sure that the buttons already pressed and now with images on them cannot be pressed by both players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1:01:48.730000000</meta:creation-date>
    <dc:date>2024-11-19T11:11:27.295000000</dc:date>
    <meta:editing-duration>PT9M38S</meta:editing-duration>
    <meta:editing-cycles>2</meta:editing-cycles>
    <meta:generator>LibreOffice/24.8.2.1$Windows_X86_64 LibreOffice_project/0f794b6e29741098670a3b95d60478a65d05ef13</meta:generator>
    <meta:print-date>2024-11-19T11:10:03.454000000</meta:print-date>
    <meta:document-statistic meta:table-count="0" meta:image-count="0" meta:object-count="0" meta:page-count="4" meta:paragraph-count="131" meta:word-count="621" meta:character-count="5055" meta:non-whitespace-character-count="3698"/>
  </office:meta>
</office:document-meta>
</file>